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02cm solid #d9d9e3"/>
    </style:style>
    <style:style style:name="P2" style:family="paragraph" style:parent-style-name="Text_20_body" style:list-style-name="L1">
      <style:paragraph-properties fo:padding="0.049cm" fo:border="0.002cm solid #d9d9e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HTML, las etiquetas son elementos que se utilizan para estructurar el contenido de una página web. Cada etiqueta tiene una función específica y se utiliza para diferentes propósitos. A continuación, se presentan algunas de las etiquetas más comunes en HTML y sus diferencias:</text:p>
      <text:list xml:id="list5625821936586555827" text:style-name="L1">
        <text:list-item>
          <text:p text:style-name="P2"><text:span text:style-name="Source_20_Text">&lt;html&gt;</text:span>: Esta etiqueta envuelve todo el contenido de la página y le dice al navegador que el documento es un archivo HTML.</text:p>
        </text:list-item>
        <text:list-item>
          <text:p text:style-name="P2"><text:span text:style-name="Source_20_Text">&lt;head&gt;</text:span>: Esta etiqueta contiene información sobre la página web, como el título, los enlaces a los archivos CSS y JavaScript, y las metaetiquetas.</text:p>
        </text:list-item>
        <text:list-item>
          <text:p text:style-name="P2"><text:span text:style-name="Source_20_Text">&lt;body&gt;</text:span>: Esta etiqueta contiene todo el contenido visible de la página web, como el texto, las imágenes, los enlaces y otros elementos.</text:p>
        </text:list-item>
        <text:list-item>
          <text:p text:style-name="P2"><text:span text:style-name="Source_20_Text">&lt;h1&gt;</text:span> - <text:span text:style-name="Source_20_Text">&lt;h6&gt;</text:span>: Estas etiquetas se utilizan para los encabezados o títulos de la página. <text:span text:style-name="Source_20_Text">&lt;h1&gt;</text:span> es el encabezado principal y se utiliza para el título de la página, mientras que <text:span text:style-name="Source_20_Text">&lt;h2&gt;</text:span> a <text:span text:style-name="Source_20_Text">&lt;h6&gt;</text:span> se utilizan para subtítulos y otros encabezados secundarios.</text:p>
        </text:list-item>
        <text:list-item>
          <text:p text:style-name="P2"><text:span text:style-name="Source_20_Text">&lt;p&gt;</text:span>: Esta etiqueta se utiliza para crear un párrafo de texto en la página web.</text:p>
        </text:list-item>
        <text:list-item>
          <text:p text:style-name="P2"><text:span text:style-name="Source_20_Text">&lt;a&gt;</text:span>: Esta etiqueta se utiliza para crear un enlace a otra página web o a otra parte de la misma página.</text:p>
        </text:list-item>
        <text:list-item>
          <text:p text:style-name="P2"><text:span text:style-name="Source_20_Text">&lt;img&gt;</text:span>: Esta etiqueta se utiliza para insertar una imagen en la página web.</text:p>
        </text:list-item>
        <text:list-item>
          <text:p text:style-name="P2"><text:span text:style-name="Source_20_Text">&lt;ul&gt;</text:span> y <text:span text:style-name="Source_20_Text">&lt;ol&gt;</text:span>: Estas etiquetas se utilizan para crear listas sin orden y con orden, respectivamente.</text:p>
        </text:list-item>
        <text:list-item>
          <text:p text:style-name="P2"><text:span text:style-name="Source_20_Text">&lt;div&gt;</text:span> y <text:span text:style-name="Source_20_Text">&lt;span&gt;</text:span>: Estas etiquetas se utilizan para dividir el contenido en secciones o para aplicar estilos específicos a partes del contenido. La etiqueta <text:span text:style-name="Source_20_Text">&lt;div&gt;</text:span> se utiliza para dividir el contenido en bloques, mientras que <text:span text:style-name="Source_20_Text">&lt;span&gt;</text:span> se utiliza para aplicar estilos a partes del texto.</text:p>
        </text:list-item>
        <text:list-item>
          <text:p text:style-name="P2"><text:span text:style-name="Source_20_Text">&lt;form&gt;</text:span>: Esta etiqueta se utiliza para crear un formulario en la página web, que permite al usuario enviar información al servidor.</text:p>
        </text:list-item>
      </text:list>
      <text:p text:style-name="P1">Estas son solo algunas de las etiquetas más comunes en HTML y sus diferencias. Hay muchas más etiquetas en HTML que se utilizan para diferentes propósitos, y es importante entender cómo se utilizan para crear una página web bien estructurada y funciona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S</meta:editing-duration>
    <meta:editing-cycles>3</meta:editing-cycles>
    <meta:generator>OpenOffice/4.1.13$Win32 OpenOffice.org_project/4113m1$Build-9810</meta:generator>
    <dc:date>2023-02-14T22:24:35.75</dc:date>
    <meta:document-statistic meta:table-count="0" meta:image-count="0" meta:object-count="0" meta:page-count="1" meta:paragraph-count="12" meta:word-count="336" meta:character-count="1961"/>
    <meta:user-defined meta:name="Info 1"/>
    <meta:user-defined meta:name="Info 2"/>
    <meta:user-defined meta:name="Info 3"/>
    <meta:user-defined meta:name="Info 4"/>
  </office:meta>
</office:document-meta>
</file>